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9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1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1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5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1-0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2-01-0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10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19575" calcext:value-type="float">
            <text:p>19.8541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44808" calcext:value-type="float">
            <text:p>20.2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607925" calcext:value-type="float">
            <text:p>20.446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11856" calcext:value-type="float">
            <text:p>20.61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1125" calcext:value-type="float">
            <text:p>20.43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77765" calcext:value-type="float">
            <text:p>19.5477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7303225806" calcext:value-type="float">
            <text:p>19.153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838075" calcext:value-type="float">
            <text:p>19.0483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26848" calcext:value-type="float">
            <text:p>19.04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563475" calcext:value-type="float">
            <text:p>19.175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5177931035" calcext:value-type="float">
            <text:p>19.54051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80784516129" calcext:value-type="float">
            <text:p>19.948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3119" calcext:value-type="float">
            <text:p>20.383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8028" calcext:value-type="float">
            <text:p>20.79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920475" calcext:value-type="float">
            <text:p>21.0692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4584" calcext:value-type="float">
            <text:p>20.8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80544516129" calcext:value-type="float">
            <text:p>20.518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79537777778" calcext:value-type="float">
            <text:p>19.66795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67667096774" calcext:value-type="float">
            <text:p>19.186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76585806452" calcext:value-type="float">
            <text:p>18.4076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6304" calcext:value-type="float">
            <text:p>18.17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6659" calcext:value-type="float">
            <text:p>18.226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16460689655" calcext:value-type="float">
            <text:p>18.45164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83579354839" calcext:value-type="float">
            <text:p>18.71835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485275" calcext:value-type="float">
            <text:p>19.0148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12568" calcext:value-type="float">
            <text:p>19.30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92129032258" calcext:value-type="float">
            <text:p>19.389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8824" calcext:value-type="float">
            <text:p>19.3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43275" calcext:value-type="float">
            <text:p>19.0834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57837419355" calcext:value-type="float">
            <text:p>19.015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38175483871" calcext:value-type="float">
            <text:p>18.843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65821935484" calcext:value-type="float">
            <text:p>18.816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2526451613" calcext:value-type="float">
            <text:p>18.7362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08621935484" calcext:value-type="float">
            <text:p>18.7708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2835862069" calcext:value-type="float">
            <text:p>18.9672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2583225806" calcext:value-type="float">
            <text:p>19.18725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40828387097" calcext:value-type="float">
            <text:p>19.344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02632" calcext:value-type="float">
            <text:p>19.5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42635" calcext:value-type="float">
            <text:p>19.6342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9048" calcext:value-type="float">
            <text:p>19.65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6023225807" calcext:value-type="float">
            <text:p>19.6536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04270967742" calcext:value-type="float">
            <text:p>19.640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7648" calcext:value-type="float">
            <text:p>19.55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83255" calcext:value-type="float">
            <text:p>19.368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2616" calcext:value-type="float">
            <text:p>19.18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11655" calcext:value-type="float">
            <text:p>19.2311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5666" calcext:value-type="float">
            <text:p>19.42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60139354839" calcext:value-type="float">
            <text:p>19.7760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12855" calcext:value-type="float">
            <text:p>20.191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1344" calcext:value-type="float">
            <text:p>20.43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4435862069" calcext:value-type="float">
            <text:p>20.6284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36477419355" calcext:value-type="float">
            <text:p>20.213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11125" calcext:value-type="float">
            <text:p>19.1781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43329032258" calcext:value-type="float">
            <text:p>18.44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0536" calcext:value-type="float">
            <text:p>18.41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26670967742" calcext:value-type="float">
            <text:p>18.512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1324" calcext:value-type="float">
            <text:p>18.7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38175" calcext:value-type="float">
            <text:p>19.0563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331" calcext:value-type="float">
            <text:p>19.412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53784" calcext:value-type="float">
            <text:p>19.71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8159483871" calcext:value-type="float">
            <text:p>19.908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08198709677" calcext:value-type="float">
            <text:p>19.9808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12712258065" calcext:value-type="float">
            <text:p>19.8312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9406451613" calcext:value-type="float">
            <text:p>19.28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0970322581" calcext:value-type="float">
            <text:p>18.7570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75545806452" calcext:value-type="float">
            <text:p>18.337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16472" calcext:value-type="float">
            <text:p>18.4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023325" calcext:value-type="float">
            <text:p>18.6302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8268" calcext:value-type="float">
            <text:p>18.90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306675" calcext:value-type="float">
            <text:p>19.2030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4492903226" calcext:value-type="float">
            <text:p>19.4984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45218064516" calcext:value-type="float">
            <text:p>19.7345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71011612903" calcext:value-type="float">
            <text:p>19.8471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46896" calcext:value-type="float">
            <text:p>19.94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4137" calcext:value-type="float">
            <text:p>19.384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6972903226" calcext:value-type="float">
            <text:p>18.8156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50816" calcext:value-type="float">
            <text:p>18.25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26041290323" calcext:value-type="float">
            <text:p>18.082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24188387097" calcext:value-type="float">
            <text:p>18.2224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9465806452" calcext:value-type="float">
            <text:p>18.4259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57569655173" calcext:value-type="float">
            <text:p>18.655756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87047741935" calcext:value-type="float">
            <text:p>18.8387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695575" calcext:value-type="float">
            <text:p>19.0769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29688" calcext:value-type="float">
            <text:p>19.28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4252903226" calcext:value-type="float">
            <text:p>19.3064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50568" calcext:value-type="float">
            <text:p>19.22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79233548387" calcext:value-type="float">
            <text:p>19.247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261425" calcext:value-type="float">
            <text:p>19.3926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90112" calcext:value-type="float">
            <text:p>19.4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6435" calcext:value-type="float">
            <text:p>19.2456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59328" calcext:value-type="float">
            <text:p>19.37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87415" calcext:value-type="float">
            <text:p>19.6487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82842857143" calcext:value-type="float">
            <text:p>20.0182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206875" calcext:value-type="float">
            <text:p>20.3620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7326451613" calcext:value-type="float">
            <text:p>20.671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16904" calcext:value-type="float">
            <text:p>20.94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044675" calcext:value-type="float">
            <text:p>21.1004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52584" calcext:value-type="float">
            <text:p>21.29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19858064516" calcext:value-type="float">
            <text:p>21.541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69675" calcext:value-type="float">
            <text:p>21.195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848675" calcext:value-type="float">
            <text:p>20.6584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89736" calcext:value-type="float">
            <text:p>20.43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76575" calcext:value-type="float">
            <text:p>20.6047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2082758621" calcext:value-type="float">
            <text:p>20.8872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2165" calcext:value-type="float">
            <text:p>21.132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01236129032" calcext:value-type="float">
            <text:p>21.4401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94384" calcext:value-type="float">
            <text:p>21.71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908" calcext:value-type="float">
            <text:p>21.8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34264" calcext:value-type="float">
            <text:p>21.62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0454193548" calcext:value-type="float">
            <text:p>21.134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81989677419" calcext:value-type="float">
            <text:p>20.568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983225807" calcext:value-type="float">
            <text:p>19.7358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06088" calcext:value-type="float">
            <text:p>19.45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15125" calcext:value-type="float">
            <text:p>19.498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25837142857" calcext:value-type="float">
            <text:p>19.6925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65895" calcext:value-type="float">
            <text:p>19.9565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08890322581" calcext:value-type="float">
            <text:p>20.140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44054193548" calcext:value-type="float">
            <text:p>20.204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11145806452" calcext:value-type="float">
            <text:p>20.1511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77024516129" calcext:value-type="float">
            <text:p>19.987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09300645161" calcext:value-type="float">
            <text:p>19.780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56905806452" calcext:value-type="float">
            <text:p>19.4256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02487741936" calcext:value-type="float">
            <text:p>19.0002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44455" calcext:value-type="float">
            <text:p>18.8044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2688" calcext:value-type="float">
            <text:p>18.7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8872516129" calcext:value-type="float">
            <text:p>18.8288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98862857143" calcext:value-type="float">
            <text:p>19.1198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928425" calcext:value-type="float">
            <text:p>19.4192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86918709677" calcext:value-type="float">
            <text:p>19.7186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8756" calcext:value-type="float">
            <text:p>20.01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414675" calcext:value-type="float">
            <text:p>20.2241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3784" calcext:value-type="float">
            <text:p>20.2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26415483871" calcext:value-type="float">
            <text:p>20.102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763225" calcext:value-type="float">
            <text:p>19.9176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7632" calcext:value-type="float">
            <text:p>19.7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020025" calcext:value-type="float">
            <text:p>19.8902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34832" calcext:value-type="float">
            <text:p>19.89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4034" calcext:value-type="float">
            <text:p>20.08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41282857143" calcext:value-type="float">
            <text:p>20.2941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894925" calcext:value-type="float">
            <text:p>20.5489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7047483871" calcext:value-type="float">
            <text:p>20.917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9664" calcext:value-type="float">
            <text:p>21.24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9235" calcext:value-type="float">
            <text:p>21.4859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458" calcext:value-type="float">
            <text:p>21.40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59135" calcext:value-type="float">
            <text:p>21.4059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5543483871" calcext:value-type="float">
            <text:p>21.0755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77883870968" calcext:value-type="float">
            <text:p>20.52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1163870968" calcext:value-type="float">
            <text:p>20.1041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9019354839" calcext:value-type="float">
            <text:p>20.022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0833548387" calcext:value-type="float">
            <text:p>20.147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38071724138" calcext:value-type="float">
            <text:p>20.42380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9407483871" calcext:value-type="float">
            <text:p>20.749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42190967742" calcext:value-type="float">
            <text:p>21.0242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17607741935" calcext:value-type="float">
            <text:p>21.19176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1197419355" calcext:value-type="float">
            <text:p>21.323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90882580645" calcext:value-type="float">
            <text:p>21.489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0090322581" calcext:value-type="float">
            <text:p>21.482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23705" calcext:value-type="float">
            <text:p>21.2523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7536" calcext:value-type="float">
            <text:p>20.96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41161290323" calcext:value-type="float">
            <text:p>20.27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04688" calcext:value-type="float">
            <text:p>19.60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928925" calcext:value-type="float">
            <text:p>19.4592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31031428571" calcext:value-type="float">
            <text:p>19.60310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6705" calcext:value-type="float">
            <text:p>19.842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3073548387" calcext:value-type="float">
            <text:p>20.0343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19512" calcext:value-type="float">
            <text:p>20.0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812475" calcext:value-type="float">
            <text:p>20.0481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419325" calcext:value-type="float">
            <text:p>19.8341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09540645161" calcext:value-type="float">
            <text:p>19.2109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95842580645" calcext:value-type="float">
            <text:p>18.5995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82779354839" calcext:value-type="float">
            <text:p>18.0782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60689032258" calcext:value-type="float">
            <text:p>17.8560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2418" calcext:value-type="float">
            <text:p>17.82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7842857143" calcext:value-type="float">
            <text:p>17.9227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40211612903" calcext:value-type="float">
            <text:p>18.064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38531612903" calcext:value-type="float">
            <text:p>18.2438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363725" calcext:value-type="float">
            <text:p>18.433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7442580645" calcext:value-type="float">
            <text:p>18.355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6120516129" calcext:value-type="float">
            <text:p>18.1461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606375" calcext:value-type="float">
            <text:p>18.0360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58198709677" calcext:value-type="float">
            <text:p>18.0758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72408" calcext:value-type="float">
            <text:p>18.15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3885" calcext:value-type="float">
            <text:p>18.348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46505714286" calcext:value-type="float">
            <text:p>18.59465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74935" calcext:value-type="float">
            <text:p>18.8074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8242580645" calcext:value-type="float">
            <text:p>18.9958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49158709677" calcext:value-type="float">
            <text:p>19.224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88541935484" calcext:value-type="float">
            <text:p>19.46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4984" calcext:value-type="float">
            <text:p>19.6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26775" calcext:value-type="float">
            <text:p>19.6682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57889032258" calcext:value-type="float">
            <text:p>19.4257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75705806452" calcext:value-type="float">
            <text:p>19.227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23736" calcext:value-type="float">
            <text:p>18.4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1335" calcext:value-type="float">
            <text:p>18.301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87486896552" calcext:value-type="float">
            <text:p>18.41874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08075" calcext:value-type="float">
            <text:p>18.5530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68658064516" calcext:value-type="float">
            <text:p>18.676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55122580645" calcext:value-type="float">
            <text:p>18.785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2655" calcext:value-type="float">
            <text:p>18.8882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7896774194" calcext:value-type="float">
            <text:p>18.915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0283870968" calcext:value-type="float">
            <text:p>19.019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7343" calcext:value-type="float">
            <text:p>19.127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0350967742" calcext:value-type="float">
            <text:p>19.1710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50025" calcext:value-type="float">
            <text:p>19.2425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55865806452" calcext:value-type="float">
            <text:p>19.3555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78175" calcext:value-type="float">
            <text:p>19.5897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02565517241" calcext:value-type="float">
            <text:p>19.9202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518825" calcext:value-type="float">
            <text:p>20.1751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78578064516" calcext:value-type="float">
            <text:p>20.5178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39127741936" calcext:value-type="float">
            <text:p>20.8839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0296774193" calcext:value-type="float">
            <text:p>21.217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9945806452" calcext:value-type="float">
            <text:p>21.4769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37615483871" calcext:value-type="float">
            <text:p>21.443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1606" calcext:value-type="float">
            <text:p>21.231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2200516129" calcext:value-type="float">
            <text:p>21.072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26541818182" calcext:value-type="float">
            <text:p>20.61265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754081364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50" meta:object-count="0"/>
    <meta:user-defined meta:name="AppVersion">3.0</meta:user-defined>
  </office:meta>
</office:document-meta>
</file>